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03201" officeooo:paragraph-rsid="00403201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86a17" officeooo:paragraph-rsid="00486a1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e60d" officeooo:paragraph-rsid="001c020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052dc" officeooo:paragraph-rsid="006272de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03201" officeooo:paragraph-rsid="0040320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86a17" officeooo:paragraph-rsid="00486a1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42ae4" officeooo:paragraph-rsid="0048f77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2f3c0" officeooo:paragraph-rsid="006272de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officeooo:rsid="00403201" officeooo:paragraph-rsid="00403201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officeooo:paragraph-rsid="001c0208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86a17" officeooo:paragraph-rsid="006272de" style:font-size-asian="12pt" style:font-weight-asian="bold" style:font-size-complex="12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45ce6d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5b6740"/>
    </style:style>
    <style:style style:name="P14" style:family="paragraph" style:parent-style-name="Standard" style:list-style-name="L3">
      <style:paragraph-properties fo:text-align="start" style:justify-single-word="false"/>
      <style:text-properties officeooo:paragraph-rsid="0048f77f"/>
    </style:style>
    <style:style style:name="P15" style:family="paragraph" style:parent-style-name="Standard" style:list-style-name="L5">
      <style:paragraph-properties fo:text-align="start" style:justify-single-word="false"/>
      <style:text-properties officeooo:paragraph-rsid="006272de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4ae4fb" officeooo:paragraph-rsid="004ae4fb" style:font-size-asian="12pt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403201" style:font-size-asian="12pt" style:font-size-complex="12pt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592ec1" officeooo:paragraph-rsid="00592ec1" style:font-size-asian="12pt" style:font-size-complex="12pt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03201" officeooo:paragraph-rsid="00403201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6178d" officeooo:paragraph-rsid="0056178d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8f77f" officeooo:paragraph-rsid="0048f77f" style:font-size-asian="12pt" style:font-weight-asian="normal" style:font-size-complex="12pt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52f3c0" officeooo:paragraph-rsid="006272de" style:font-size-asian="12pt" style:font-weight-asian="normal" style:font-size-complex="12pt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4253dd" officeooo:paragraph-rsid="006272de" style:font-size-asian="12pt" style:font-weight-asian="normal" style:font-size-complex="12pt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bold" officeooo:rsid="00486a17" officeooo:paragraph-rsid="0048f77f" style:font-size-asian="12pt" style:font-weight-asian="bold" style:font-size-complex="12pt" style:font-weight-complex="bold"/>
    </style:style>
    <style:style style:name="P25" style:family="paragraph" style:parent-style-name="Standard" style:list-style-name="L2">
      <style:paragraph-properties fo:text-align="start" style:justify-single-word="false"/>
      <style:text-properties officeooo:rsid="00403201" officeooo:paragraph-rsid="00403201"/>
    </style:style>
    <style:style style:name="P26" style:family="paragraph" style:parent-style-name="Standard" style:list-style-name="L3">
      <style:paragraph-properties fo:text-align="start" style:justify-single-word="false"/>
      <style:text-properties officeooo:rsid="0048f77f" officeooo:paragraph-rsid="0048f77f"/>
    </style:style>
    <style:style style:name="P27" style:family="paragraph" style:parent-style-name="Standard" style:list-style-name="L4">
      <style:paragraph-properties fo:text-align="start" style:justify-single-word="false"/>
      <style:text-properties fo:font-weight="bold" officeooo:paragraph-rsid="0048f77f" style:font-weight-asian="bold" style:font-weight-complex="bold"/>
    </style:style>
    <style:style style:name="P28" style:family="paragraph" style:parent-style-name="Standard" style:list-style-name="L4">
      <style:paragraph-properties fo:text-align="start" style:justify-single-word="false"/>
      <style:text-properties officeooo:rsid="004ae4fb" officeooo:paragraph-rsid="004ae4fb"/>
    </style:style>
    <style:style style:name="P29" style:family="paragraph" style:parent-style-name="Standard" style:list-style-name="L5">
      <style:paragraph-properties fo:text-align="start" style:justify-single-word="false"/>
      <style:text-properties officeooo:rsid="004052dc" officeooo:paragraph-rsid="006272de"/>
    </style:style>
    <style:style style:name="P30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53f8d" officeooo:paragraph-rsid="006272de" style:font-size-asian="12pt" style:font-weight-asian="normal" style:font-size-complex="12pt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91e14" officeooo:paragraph-rsid="006272de" style:font-size-asian="12pt" style:font-weight-asian="normal" style:font-size-complex="12pt" style:font-weight-complex="normal"/>
    </style:style>
    <style:style style:name="T1" style:family="text">
      <style:text-properties style:text-line-through-style="none" style:text-line-through-type="none" officeooo:rsid="0040320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4bfc4" style:font-weight-asian="normal" style:font-weight-complex="normal"/>
    </style:style>
    <style:style style:name="T4" style:family="text">
      <style:text-properties fo:font-weight="normal" officeooo:rsid="00403201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ee60d" style:font-weight-asian="bold" style:font-weight-complex="bold"/>
    </style:style>
    <style:style style:name="T7" style:family="text">
      <style:text-properties fo:font-weight="bold" officeooo:rsid="00403201" style:font-weight-asian="bold" style:font-weight-complex="bold"/>
    </style:style>
    <style:style style:name="T8" style:family="text">
      <style:text-properties fo:font-weight="bold" officeooo:rsid="0054abc3" style:font-weight-asian="bold" style:font-weight-complex="bold"/>
    </style:style>
    <style:style style:name="T9" style:family="text">
      <style:text-properties fo:font-weight="bold" officeooo:rsid="0056178d" style:font-weight-asian="bold" style:font-weight-complex="bold"/>
    </style:style>
    <style:style style:name="T10" style:family="text">
      <style:text-properties fo:font-weight="bold" officeooo:rsid="00591e14" style:font-weight-asian="bold" style:font-weight-complex="bold"/>
    </style:style>
    <style:style style:name="T1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48f77f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5033a8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3ee60d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4ae4fb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52f3c0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4052dc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531475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4253dd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fo:font-weight="normal" officeooo:rsid="0063f4a7" style:font-size-asian="12pt" style:font-weight-asian="normal" style:font-size-complex="12pt" style:font-weight-complex="normal"/>
    </style:style>
    <style:style style:name="T21" style:family="text">
      <style:text-properties style:font-name="DejaVu Sans Condensed" fo:font-size="12pt" fo:font-weight="normal" officeooo:rsid="005b6740" style:font-size-asian="12pt" style:font-weight-asian="normal" style:font-size-complex="12pt" style:font-weight-complex="normal"/>
    </style:style>
    <style:style style:name="T22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48f77f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2de971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3ee60d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56178d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5d781c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53f088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61cc8a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4052dc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4253dd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6272de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4ae4fb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weight="bold" officeooo:rsid="005b6740" style:font-size-asian="12pt" style:font-weight-asian="bold" style:font-size-complex="12pt" style:font-weight-complex="bold"/>
    </style:style>
    <style:style style:name="T36" style:family="text">
      <style:text-properties style:font-name="DejaVu Sans Condensed" fo:font-size="12pt" fo:font-weight="bold" officeooo:rsid="0052f3c0" style:font-size-asian="12pt" style:font-weight-asian="bold" style:font-size-complex="12pt" style:font-weight-complex="bold"/>
    </style:style>
    <style:style style:name="T37" style:family="text">
      <style:text-properties style:font-name="DejaVu Sans Condensed" fo:font-size="12pt" officeooo:rsid="00486a17" style:font-size-asian="12pt" style:font-size-complex="12pt"/>
    </style:style>
    <style:style style:name="T38" style:family="text">
      <style:text-properties style:font-name="DejaVu Sans Condensed" fo:font-size="12pt" officeooo:rsid="0048f77f" style:font-size-asian="12pt" style:font-size-complex="12pt"/>
    </style:style>
    <style:style style:name="T39" style:family="text">
      <style:text-properties officeooo:rsid="0052f3c0"/>
    </style:style>
    <style:style style:name="T40" style:family="text">
      <style:text-properties officeooo:rsid="00553f8d"/>
    </style:style>
    <style:style style:name="T41" style:family="text">
      <style:text-properties officeooo:rsid="0063f4a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28">3</text:span><text:span text:style-name="T30">0</text:span><text:span text:style-name="T29">1</text:span><text:span text:style-name="T27"> - </text:span><text:span text:style-name="T28">Flight - Takeoff, Landing, RWR</text:span><text:span text:style-name="T33">, Navigation, Autopilot</text:span></text:p>
      <text:p text:style-name="P3"/>
      <text:p text:style-name="P9"><text:span text:style-name="T6">T</text:span><text:span text:style-name="T5">akeoff</text:span></text:p>
      <text:list xml:id="list1524289481" text:style-name="L1">
        <text:list-item>
          <text:p text:style-name="P12"><text:span text:style-name="T24">F</text:span><text:span text:style-name="T25">laps</text:span><text:span text:style-name="T14"> ... </text:span><text:span text:style-name="T26">Up</text:span><text:span text:style-name="T15">.</text:span></text:p>
        </text:list-item>
        <text:list-item>
          <text:p text:style-name="P13"><text:span text:style-name="T20">Verify </text:span><text:span text:style-name="T34">A</text:span><text:span text:style-name="T35">utopilot Damper</text:span><text:span text:style-name="T21"> ... </text:span><text:span text:style-name="T35">ON</text:span><text:span text:style-name="T21"> </text:span><text:span text:style-name="T20">(Autopilot buttons on left console forward vertical panel, top left light should be on) </text:span><text:span text:style-name="T21">(LAlt-1) (gives Master Caution beeps on takeoff if disabled)</text:span></text:p>
        </text:list-item>
        <text:list-item>
          <text:p text:style-name="P16"><text:span text:style-name="T3">B</text:span><text:span text:style-name="T2">egin takeoff run.</text:span></text:p>
        </text:list-item>
        <text:list-item>
          <text:p text:style-name="P17"><text:span text:style-name="T4">Rotate at </text:span><text:span text:style-name="T8">2</text:span><text:span text:style-name="T9">7</text:span><text:span text:style-name="T8">0 kph</text:span><text:span text:style-name="T4">.</text:span></text:p>
        </text:list-item>
        <text:list-item>
          <text:p text:style-name="P18"><text:span text:style-name="T7">D</text:span><text:span text:style-name="T5">O NOT OVERROTATE</text:span><text:span text:style-name="T2">, very easy to tailstrike.</text:span></text:p>
        </text:list-item>
      </text:list>
      <text:p text:style-name="P5"/>
      <text:p text:style-name="P1">Landing</text:p>
      <text:list xml:id="list3536167886" text:style-name="L2">
        <text:list-item>
          <text:p text:style-name="P19">Under <text:span text:style-name="T5">400 kph</text:span>, put down <text:span text:style-name="T5">gear and flaps</text:span>.</text:p>
        </text:list-item>
        <text:list-item>
          <text:p text:style-name="P19">Landing speed ~220 to 240 kph.??</text:p>
        </text:list-item>
        <text:list-item>
          <text:p text:style-name="P20">Keep vertical speed low, landing gear is weak.</text:p>
        </text:list-item>
        <text:list-item>
          <text:p text:style-name="P25"><text:span text:style-name="T11">Use </text:span><text:span text:style-name="T22">drag chute</text:span><text:span text:style-name="T11"> if needed (</text:span><text:span text:style-name="T22">Shift-T5 down</text:span><text:span text:style-name="T11">). <text:s/></text:span><text:span text:style-name="T13">WARNING Don't press the button again until you want to drop the chute.</text:span></text:p>
        </text:list-item>
      </text:list>
      <text:p text:style-name="P6"/>
      <text:p text:style-name="P2">RWR</text:p>
      <text:list xml:id="list2484821466" text:style-name="L3">
        <text:list-item>
          <text:p text:style-name="P21">Light in <text:span text:style-name="T5">outer ring of large circles</text:span> indicates <text:span text:style-name="T5">primary threat direction</text:span>.</text:p>
        </text:list-item>
        <text:list-item>
          <text:p text:style-name="P21">Lights in <text:span text:style-name="T5">small dots just inside those</text:span> indicates <text:span text:style-name="T5">secondary threats</text:span>.</text:p>
        </text:list-item>
        <text:list-item>
          <text:p text:style-name="P14"><text:span text:style-name="T12">Ring of </text:span><text:span text:style-name="T23">dashed lines on the inside</text:span><text:span text:style-name="T12"> indicates </text:span><text:span text:style-name="T23">range/signal strength of primary threat</text:span><text:span text:style-name="T12">, weakest is all the way to the right, and getting stronger to the left. <text:s/>Ownship marker is the triangle at the left.</text:span></text:p>
        </text:list-item>
        <text:list-item>
          <text:p text:style-name="P26"><text:span text:style-name="T11">Lights in </text:span><text:span text:style-name="T22">bottom row of dashes and letters</text:span><text:span text:style-name="T11"> is </text:span><text:span text:style-name="T22">primary (dashes)</text:span><text:span text:style-name="T11"> and </text:span><text:span text:style-name="T22">secondary (letters)</text:span><text:span text:style-name="T11"> threat:</text:span></text:p>
        </text:list-item>
      </text:list>
      <text:list xml:id="list2526236201" text:style-name="L4">
        <text:list-item>
          <text:list>
            <text:list-item>
              <text:p text:style-name="P24"><text:s text:c="5"/>П<text:tab/><text:tab/> <text:s text:c="4"/>З<text:tab/><text:tab/> <text:s text:c="4"/>X<text:tab/><text:tab/> <text:s text:c="4"/>H<text:tab/><text:tab/> <text:s text:c="4"/>F<text:tab/><text:tab/> <text:s text:c="3"/>C</text:p>
            </text:list-item>
            <text:list-item>
              <text:p text:style-name="P27"><text:span text:style-name="T38">AI</text:span><text:span text:style-name="T37"> radar<text:tab/></text:span><text:span text:style-name="T38">LR</text:span><text:span text:style-name="T37"> radar<text:tab/></text:span><text:span text:style-name="T38">MR</text:span><text:span text:style-name="T37"> radar<text:tab/></text:span><text:span text:style-name="T38">SR</text:span><text:span text:style-name="T37"> radar<text:tab/></text:span><text:span text:style-name="T38">EW</text:span><text:span text:style-name="T37"> radar<text:tab/></text:span><text:span text:style-name="T38">AWACS</text:span></text:p>
            </text:list-item>
          </text:list>
        </text:list-item>
        <text:list-item>
          <text:p text:style-name="P28"><text:span text:style-name="T23">B</text:span><text:span text:style-name="T12"> </text:span><text:span text:style-name="T11">and </text:span><text:span text:style-name="T22">H</text:span><text:span text:style-name="T11"> lights in the center of the plane show relative elevation of primary threat. <text:s/>If both are lit, threat is co-altitude.</text:span></text:p>
        </text:list-item>
        <text:list-item>
          <text:p text:style-name="P28"><text:span text:style-name="T22">Red flashing circle</text:span><text:span text:style-name="T11"> in the center around the plane is </text:span><text:span text:style-name="T22">radar lock warning</text:span><text:span text:style-name="T11">.</text:span></text:p>
        </text:list-item>
        <text:list-item>
          <text:p text:style-name="P28"><text:span text:style-name="T11">Press </text:span><text:span text:style-name="T22">Shift-E1 press</text:span><text:span text:style-name="T11"> to toggle RWR to filter out acquisition radars.</text:span></text:p>
        </text:list-item>
      </text:list>
      <text:p text:style-name="P7"/>
      <text:p text:style-name="P4">Navigation</text:p>
      <text:list xml:id="list2372718299" text:style-name="L5">
        <text:list-item>
          <text:p text:style-name="P29"><text:span text:style-name="T11">Press </text:span><text:span text:style-name="T22">B5</text:span><text:span text:style-name="T11"> to cycle </text:span><text:span text:style-name="T22">NAV Master Modes</text:span><text:span text:style-name="T11">: </text:span><text:span text:style-name="T22">No Task</text:span><text:span text:style-name="T11">, </text:span><text:span text:style-name="T36">En </text:span><text:span text:style-name="T22">Route</text:span><text:span text:style-name="T11">, </text:span><text:span text:style-name="T22">Return</text:span><text:span text:style-name="T11">, and </text:span><text:span text:style-name="T22">Landing</text:span><text:span text:style-name="T11">.</text:span></text:p>
        </text:list-item>
        <text:list-item>
          <text:p text:style-name="P15"><text:span text:style-name="T36">Nav m</text:span><text:span text:style-name="T31">ode</text:span><text:span text:style-name="T17"> is indicated </text:span><text:span text:style-name="T16">in bottom left of HUD, and distance is shown in bottom center. <text:s/></text:span><text:span text:style-name="T18">Modes</text:span><text:span text:style-name="T17">:</text:span></text:p>
          <text:list>
            <text:list-item>
              <text:p text:style-name="P15"><text:span text:style-name="T31">No Task</text:span><text:span text:style-name="T17"> -- </text:span><text:span text:style-name="T16">Nothing in the HUD</text:span><text:span text:style-name="T17">.</text:span></text:p>
            </text:list-item>
            <text:list-item>
              <text:p text:style-name="P29"><text:span text:style-name="T32">En </text:span><text:span text:style-name="T22">Route</text:span><text:span text:style-name="T11"> -- </text:span><text:span text:style-name="T16">"ENR" in HUD. <text:s/></text:span><text:span text:style-name="T19">Navigates to regular pre-planned waypoints.</text:span></text:p>
            </text:list-item>
            <text:list-item>
              <text:p text:style-name="P29"><text:span text:style-name="T22">Return</text:span><text:span text:style-name="T11"> -- </text:span><text:span text:style-name="T16">"RTN" in HUD. <text:s/></text:span><text:span text:style-name="T19">Navigates to the runway approach point </text:span><text:span text:style-name="T16">for the selected airport ID (see list on next page)</text:span><text:span text:style-name="T11">.</text:span></text:p>
            </text:list-item>
            <text:list-item>
              <text:p text:style-name="P29"><text:span text:style-name="T22">Landing</text:span><text:span text:style-name="T11"> -- </text:span><text:span text:style-name="T16">"LNDG" in HUD. <text:s/></text:span><text:span text:style-name="T19">Navigates to the end of the actual runway </text:span><text:span text:style-name="T16">for the selected airport ID (see list on next page)</text:span><text:span text:style-name="T19">.</text:span></text:p>
            </text:list-item>
          </text:list>
        </text:list-item>
        <text:list-item>
          <text:p text:style-name="P22"><text:span text:style-name="T5">HSI</text:span> indicator also shows navigation information:</text:p>
          <text:list>
            <text:list-item>
              <text:p text:style-name="P23"><text:span text:style-name="T5">Distance</text:span> to the next waypoint i<text:span text:style-name="T39">n top left corner.</text:span></text:p>
            </text:list-item>
            <text:list-item>
              <text:p text:style-name="P22"><text:span text:style-name="T5">Green needle with a diamond</text:span> is the <text:span text:style-name="T5">direct bearing</text:span> to the waypoint.</text:p>
            </text:list-item>
            <text:list-item>
              <text:p text:style-name="P22"><text:span text:style-name="T5">Double-line white arrow</text:span> is the <text:span text:style-name="T5">course deviation indicator</text:span>. <text:s/>The CDI shows a bearing to get back onto the line between the previous and current waypoints, and is what the autopilot Route Following mode will follow.</text:p>
            </text:list-item>
          </text:list>
        </text:list-item>
      </text:list>
      <text:p text:style-name="P8"/>
      <text:p text:style-name="P11">Autopilot -- <text:span text:style-name="T40">WIP/TODO</text:span></text:p>
      <text:list xml:id="list2508672214" text:style-name="L6">
        <text:list-item>
          <text:p text:style-name="P30">Press <text:span text:style-name="T5">shift-Trim Hat </text:span><text:span text:style-name="T10">d</text:span><text:span text:style-name="T5">own</text:span> for level autopilot.</text:p>
        </text:list-item>
        <text:list-item>
          <text:p text:style-name="P30">Press <text:span text:style-name="T5">shift-Trim Hat </text:span><text:span text:style-name="T10">u</text:span><text:span text:style-name="T5">p</text:span> or <text:span text:style-name="T5">shift-Trigger </text:span><text:span text:style-name="T10">2nd Stage</text:span> to disengage AP.</text:p>
        </text:list-item>
        <text:list-item>
          <text:p text:style-name="P30">You can also disengage by moving the stick more than a certain amount, but that may mess up your trim.</text:p>
        </text:list-item>
        <text:list-item>
          <text:p text:style-name="P31"><text:span text:style-name="T1">Hold </text:span><text:span text:style-name="T7">shift-Trigger 1st Stage</text:span><text:span text:style-name="T1"> to temporarily override autopilot. <text:s/>When released, autopilot will be reset to current altitude and heading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8-27T11:17:41.936000000</dc:date>
    <meta:editing-duration>PT10H54M32S</meta:editing-duration>
    <meta:editing-cycles>7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8" meta:word-count="482" meta:character-count="2675" meta:non-whitespace-character-count="2220"/>
  </office:meta>
</office:document-meta>
</file>